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12a42a" officeooo:paragraph-rsid="001cc236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font-size="28pt" officeooo:rsid="0012a42a" officeooo:paragraph-rsid="001cc236" style:font-size-asian="28pt" style:font-size-complex="28pt"/>
    </style:style>
    <style:style style:name="P3" style:family="paragraph" style:parent-style-name="Standard" style:master-page-name="Standard">
      <style:paragraph-properties fo:line-height="130%" fo:text-align="center" style:justify-single-word="false" style:page-number="auto"/>
      <style:text-properties fo:font-size="16pt" officeooo:rsid="0012a42a" officeooo:paragraph-rsid="001cc236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officeooo:rsid="001cc236" style:font-size-asian="28pt" style:font-size-complex="28pt"/>
    </style:style>
    <style:style style:name="T5" style:family="text">
      <style:text-properties officeooo:rsid="001cc236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officeooo:rsid="001cc236" style:font-size-asian="32pt" style:font-size-complex="32pt"/>
    </style:style>
    <style:style style:name="gr1" style:family="graphic">
      <style:graphic-properties svg:stroke-color="#000000" draw:fill="none" draw:textarea-vertical-align="middle" draw:auto-grow-height="false" fo:min-height="0.901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2.219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Primeira Essência</text:span><text:tab/><text:tab/><text:span text:style-name="T2">Anderson Freire<text:tab/> </text:span><text:span text:style-name="T6">[ </text:span><text:span text:style-name="T7">10</text:span><text:span text:style-name="T6"> ]</text:span></text:p>
      <text:p text:style-name="P2">Estou no meu jardim</text:p>
      <text:p text:style-name="P2">Tranquei a porta</text:p>
      <text:p text:style-name="P2"><text:span text:style-name="T5">A</text:span>bri meu coração</text:p>
      <text:p text:style-name="P2">Reguei minhas raízes com</text:p>
      <text:p text:style-name="P2">minhas lágrimas</text:p>
      <text:p text:style-name="P2">Gotas de adoração</text:p>
      <text:p text:style-name="P2"/>
      <text:p text:style-name="P2">Senhor, não quero que os meus olhos</text:p>
      <text:p text:style-name="P2">Percam o brilho do Primeiro Amor</text:p>
      <text:p text:style-name="P2">Não quero que em mim se perca</text:p>
      <text:p text:style-name="P2">O desejo de Te adorar</text:p>
      <text:p text:style-name="P2"/>
      <text:p text:style-name="P2">Vem, Senhor, e me resgata todos os dias</text:p>
      <text:p text:style-name="P2">Só pra Te adorar</text:p>
      <text:p text:style-name="P2">Quero ser Teu bom perfume</text:p>
      <text:p text:style-name="P2">Primeira essência</text:p>
      <text:p text:style-name="P2">Teu jardim particular</text:p>
      <text:p text:style-name="P2"><draw:custom-shape text:anchor-type="paragraph" draw:z-index="2" draw:style-name="gr2" draw:text-style-name="P4" svg:width="0.371cm" svg:height="2.22cm" svg:x="3.397cm" svg:y="0.861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<draw:frame text:anchor-type="paragraph" draw:z-index="5" draw:style-name="gr3" draw:text-style-name="P5" svg:width="0.636cm" svg:height="0.477cm" svg:x="2.554cm" svg:y="0.743cm"><draw:text-box draw:corner-radius="1.346cm"><text:p>2x</text:p></draw:text-box></draw:frame><draw:frame text:anchor-type="paragraph" draw:z-index="3" draw:style-name="gr3" draw:text-style-name="P5" svg:width="0.636cm" svg:height="0.477cm" svg:x="10.73cm" svg:y="0.443cm"><draw:text-box><text:p>2x</text:p></draw:text-box></draw:frame><draw:custom-shape text:anchor-type="paragraph" draw:z-index="0" draw:style-name="gr1" draw:text-style-name="P4" svg:width="0.318cm" svg:height="0.9cm" svg:x="10.148cm" svg:y="0.13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Te adoro</text:p>
      <text:p text:style-name="P1"><draw:custom-shape text:anchor-type="paragraph" draw:z-index="1" draw:style-name="gr1" draw:text-style-name="P4" svg:width="0.318cm" svg:height="0.9cm" svg:x="13.27cm" svg:y="0.01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4" draw:style-name="gr3" draw:text-style-name="P5" svg:width="0.636cm" svg:height="0.477cm" svg:x="13.772cm" svg:y="0.231cm"><draw:text-box><text:p>3x</text:p></draw:text-box></draw:frame>Vem sobre mim, 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3:17:14.926335908</dc:date>
    <meta:editing-duration>PT26M23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8" meta:word-count="79" meta:character-count="413" meta:non-whitespace-character-count="350"/>
  </office:meta>
</office:document-meta>
</file>